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style>
    <style:style style:name="P2" style:family="paragraph" style:parent-style-name="Title">
      <style:paragraph-properties fo:margin-top="0.0201in" fo:margin-bottom="0.0799in" loext:contextual-spacing="false" fo:line-height="115%" fo:break-before="page"/>
      <style:text-properties style:font-name="Cambria"/>
    </style:style>
    <style:style style:name="P3" style:family="paragraph" style:parent-style-name="Title">
      <style:paragraph-properties fo:margin-top="0.0201in" fo:margin-bottom="0.0799in" loext:contextual-spacing="false" fo:line-height="115%" fo:break-before="page"/>
      <style:text-properties style:font-name="cambria" fo:font-size="24pt" style:font-size-asian="24pt" style:font-size-complex="24pt"/>
    </style:style>
    <style:style style:name="P4" style:family="paragraph" style:parent-style-name="Title" style:list-style-name="">
      <style:paragraph-properties fo:margin-top="0.0201in" fo:margin-bottom="0.0799in" loext:contextual-spacing="false" fo:line-height="115%" fo:break-before="page"/>
      <style:text-properties style:font-name="cambria"/>
    </style:style>
    <style:style style:name="P5" style:family="paragraph" style:parent-style-name="Title">
      <style:paragraph-properties fo:margin-top="0.0201in" fo:margin-bottom="0.0799in" loext:contextual-spacing="false" fo:line-height="115%" fo:break-before="page"/>
    </style:style>
    <style:style style:name="P6" style:family="paragraph" style:parent-style-name="Title">
      <style:paragraph-properties fo:margin-top="0.0201in" fo:margin-bottom="0.0799in" loext:contextual-spacing="false" fo:line-height="115%"/>
      <style:text-properties officeooo:paragraph-rsid="0023453b"/>
    </style:style>
    <style:style style:name="P7" style:family="paragraph" style:parent-style-name="Title" style:master-page-name="Standard">
      <style:paragraph-properties fo:margin-top="0.0201in" fo:margin-bottom="0.0799in" loext:contextual-spacing="false" fo:line-height="115%" style:page-number="auto"/>
      <style:text-properties style:font-name="cambria" fo:font-size="24pt" style:font-size-asian="24pt" style:font-size-complex="24pt"/>
    </style:style>
    <style:style style:name="P8" style:family="paragraph" style:parent-style-name="Title" style:master-page-name="Converted1">
      <style:paragraph-properties fo:margin-top="0.0201in" fo:margin-bottom="0.0799in" loext:contextual-spacing="false" fo:line-height="115%" style:page-number="auto"/>
      <style:text-properties style:font-name="cambria"/>
    </style:style>
    <style:style style:name="P9" style:family="paragraph" style:parent-style-name="Normal_20__28_Web_29_">
      <style:paragraph-properties fo:margin-left="0.75in" fo:margin-right="0in" fo:margin-top="0.0201in" fo:margin-bottom="0.0799in" loext:contextual-spacing="false" fo:line-height="115%" fo:text-indent="0in" style:auto-text-indent="false"/>
    </style:style>
    <style:style style:name="P10" style:family="paragraph" style:parent-style-name="Heading_20_1">
      <style:paragraph-properties fo:margin-top="0.0201in" fo:margin-bottom="0.0799in" loext:contextual-spacing="false" fo:line-height="115%"/>
    </style:style>
    <style:style style:name="P11" style:family="paragraph" style:parent-style-name="Heading_20_2" style:list-style-name="WWNum6">
      <style:paragraph-properties fo:margin-left="0.5in" fo:margin-right="0in" fo:margin-top="0.0201in" fo:margin-bottom="0.0799in" loext:contextual-spacing="false" fo:line-height="115%" fo:text-indent="0in" style:auto-text-indent="false"/>
    </style:style>
    <style:style style:name="P12" style:family="paragraph" style:parent-style-name="Heading_20_2" style:list-style-name="WWNum6">
      <style:paragraph-properties fo:margin-left="0.5in" fo:margin-right="0in" fo:margin-top="0.0201in" fo:margin-bottom="0.0799in" loext:contextual-spacing="false" fo:line-height="115%" fo:text-indent="0in" style:auto-text-indent="false" fo:break-before="page"/>
    </style:style>
    <style:style style:name="P13" style:family="paragraph" style:parent-style-name="List_20_Paragraph" style:list-style-name="WWNum13">
      <style:paragraph-properties fo:margin-left="0.75in" fo:margin-right="0in" fo:margin-top="0.0201in" fo:margin-bottom="0.0799in" loext:contextual-spacing="false" fo:line-height="115%" fo:text-indent="-0.25in" style:auto-text-indent="false"/>
    </style:style>
    <style:style style:name="P14" style:family="paragraph" style:parent-style-name="List_20_Paragraph" style:list-style-name="WWNum13">
      <style:paragraph-properties fo:margin-left="0.75in" fo:margin-right="0in" fo:margin-top="0.0201in" fo:margin-bottom="0.0799in" loext:contextual-spacing="false" fo:line-height="115%" fo:keep-together="always" fo:text-indent="-0.25in" style:auto-text-indent="false" fo:keep-with-next="always" style:punctuation-wrap="simple" style:vertical-align="auto"/>
    </style:style>
    <style:style style:name="P15" style:family="paragraph" style:parent-style-name="List_20_Paragraph">
      <style:paragraph-properties fo:margin-left="0.75in" fo:margin-right="0in" fo:margin-top="0.0201in" fo:margin-bottom="0.0799in" loext:contextual-spacing="false" fo:line-height="115%" fo:text-indent="0in" style:auto-text-indent="false" style:punctuation-wrap="simple" style:vertical-align="auto"/>
    </style:style>
    <style:style style:name="P16" style:family="paragraph" style:parent-style-name="List_20_Paragraph" style:list-style-name="WWNum9">
      <style:paragraph-properties fo:margin-top="0.0201in" fo:margin-bottom="0.0799in" loext:contextual-spacing="false" fo:line-height="115%">
        <style:tab-stops>
          <style:tab-stop style:position="2.1252in"/>
        </style:tab-stops>
      </style:paragraph-properties>
      <style:text-properties style:font-name-complex="Arial2" style:font-size-complex="11pt"/>
    </style:style>
    <style:style style:name="P17" style:family="paragraph" style:parent-style-name="List_20_Paragraph" style:list-style-name="WWNum14">
      <style:paragraph-properties fo:margin-top="0.0201in" fo:margin-bottom="0.0799in" loext:contextual-spacing="false" fo:line-height="115%" style:punctuation-wrap="simple" style:vertical-align="auto"/>
      <style:text-properties style:font-name-complex="Arial2" style:font-size-complex="11pt"/>
    </style:style>
    <style:style style:name="P18" style:family="paragraph" style:parent-style-name="List_20_Paragraph" style:list-style-name="WWNum10">
      <style:paragraph-properties fo:margin-top="0.0201in" fo:margin-bottom="0.0799in" loext:contextual-spacing="false" fo:line-height="115%" style:punctuation-wrap="simple" style:vertical-align="auto"/>
    </style:style>
    <style:style style:name="P19" style:family="paragraph" style:parent-style-name="List_20_Paragraph"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ab-stops>
          <style:tab-stop style:position="-1.5in"/>
        </style:tab-stops>
      </style:paragraph-properties>
    </style:style>
    <style:style style:name="P20" style:family="paragraph" style:parent-style-name="List_20_Paragraph">
      <loext:graphic-properties draw:fill="none"/>
      <style:paragraph-properties fo:margin-left="0.492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ext-properties style:font-name-complex="Arial2" style:font-size-complex="11pt"/>
    </style:style>
    <style:style style:name="P21" style:family="paragraph" style:parent-style-name="Standard" style:list-style-name="WWNum7">
      <style:paragraph-properties fo:margin-left="0.75in" fo:margin-right="0in" fo:margin-top="0.0201in" fo:margin-bottom="0.0799in" loext:contextual-spacing="false" fo:line-height="115%" fo:keep-together="always" fo:text-indent="-0.25in" style:auto-text-indent="false" fo:keep-with-next="always" style:punctuation-wrap="simple" style:vertical-align="auto"/>
      <style:text-properties style:font-name-complex="Arial2" style:font-size-complex="11pt"/>
    </style:style>
    <style:style style:name="P22" style:family="paragraph" style:parent-style-name="Standard" style:list-style-name="WWNum7">
      <style:paragraph-properties fo:margin-left="0.75in" fo:margin-right="0in" fo:margin-top="0.0201in" fo:margin-bottom="0.0799in" loext:contextual-spacing="false" fo:line-height="115%" fo:text-indent="-0.25in" style:auto-text-indent="false" style:punctuation-wrap="simple" style:vertical-align="auto"/>
      <style:text-properties style:font-name-complex="Arial2" style:font-size-complex="11pt"/>
    </style:style>
    <style:style style:name="P23" style:family="paragraph" style:parent-style-name="Standard" style:list-style-name="WWNum12">
      <style:paragraph-properties fo:margin-left="0.75in" fo:margin-right="0in" fo:margin-top="0.0201in" fo:margin-bottom="0.0799in" loext:contextual-spacing="false" fo:line-height="115%" fo:text-indent="-0.25in" style:auto-text-indent="false" style:punctuation-wrap="simple" style:vertical-align="auto">
        <style:tab-stops/>
      </style:paragraph-properties>
      <style:text-properties style:font-name-complex="Arial2" style:font-size-complex="11pt"/>
    </style:style>
    <style:style style:name="P24" style:family="paragraph" style:parent-style-name="Standard" style:list-style-name="WWNum13">
      <style:paragraph-properties fo:margin-left="0.75in" fo:margin-right="0in" fo:margin-top="0.0201in" fo:margin-bottom="0.0799in" loext:contextual-spacing="false" fo:line-height="115%" fo:text-indent="-0.25in" style:auto-text-indent="false" style:punctuation-wrap="simple" style:vertical-align="auto"/>
    </style:style>
    <style:style style:name="P25" style:family="paragraph" style:parent-style-name="Standard" style:list-style-name="WWNum11">
      <style:paragraph-properties fo:margin-left="0.75in" fo:margin-right="0in" fo:margin-top="0.0201in" fo:margin-bottom="0.0799in" loext:contextual-spacing="false" fo:line-height="115%" fo:text-indent="-0.25in" style:auto-text-indent="false" style:punctuation-wrap="simple" style:vertical-align="auto">
        <style:tab-stops>
          <style:tab-stop style:position="0in"/>
        </style:tab-stops>
      </style:paragraph-properties>
    </style:style>
    <style:style style:name="P26" style:family="paragraph" style:parent-style-name="Standard" style:list-style-name="WWNum11">
      <style:paragraph-properties fo:margin-left="0.75in" fo:margin-right="0in" fo:margin-top="0.0201in" fo:margin-bottom="0.0799in" loext:contextual-spacing="false" fo:line-height="115%" fo:text-indent="-0.25in" style:auto-text-indent="false" style:punctuation-wrap="simple" style:vertical-align="auto">
        <style:tab-stops>
          <style:tab-stop style:position="0in"/>
          <style:tab-stop style:position="0.75in"/>
        </style:tab-stops>
      </style:paragraph-properties>
    </style:style>
    <style:style style:name="P27" style:family="paragraph" style:parent-style-name="Standard">
      <style:paragraph-properties fo:margin-left="0.25in" fo:margin-right="0in" fo:margin-top="0.0201in" fo:margin-bottom="0.0799in" loext:contextual-spacing="false" fo:line-height="115%" fo:text-indent="0in" style:auto-text-indent="false" style:punctuation-wrap="simple" style:vertical-align="auto"/>
      <style:text-properties style:font-name-complex="Arial2" style:font-size-complex="11pt"/>
    </style:style>
    <style:style style:name="P28" style:family="paragraph" style:parent-style-name="Standard">
      <style:paragraph-properties fo:margin-left="0.25in" fo:margin-right="0in" fo:margin-top="0.0201in" fo:margin-bottom="0.0799in" loext:contextual-spacing="false" fo:line-height="115%" fo:text-indent="0in" style:auto-text-indent="false"/>
      <style:text-properties fo:font-style="italic" style:font-style-asian="italic" style:font-name-complex="Arial2" style:font-size-complex="11pt"/>
    </style:style>
    <style:style style:name="P29" style:family="paragraph" style:parent-style-name="Standard">
      <style:paragraph-properties fo:margin-left="0.25in" fo:margin-right="0in" fo:margin-top="0.0201in" fo:margin-bottom="0.0799in" loext:contextual-spacing="false" fo:line-height="115%" fo:text-indent="0in" style:auto-text-indent="false" fo:break-before="page">
        <style:tab-stops>
          <style:tab-stop style:position="0in"/>
          <style:tab-stop style:position="0.25in"/>
          <style:tab-stop style:position="0.3752in"/>
          <style:tab-stop style:position="0.5in"/>
        </style:tab-stops>
      </style:paragraph-properties>
      <style:text-properties style:font-name-complex="Arial2" style:font-size-complex="11pt"/>
    </style:style>
    <style:style style:name="P30" style:family="paragraph" style:parent-style-name="Standard">
      <style:paragraph-properties fo:margin-left="1.25in" fo:margin-right="0in" fo:margin-top="0.0201in" fo:margin-bottom="0.0799in" loext:contextual-spacing="false" fo:line-height="115%" fo:text-indent="0in" style:auto-text-indent="false"/>
      <style:text-properties style:font-name-complex="Arial2" style:font-size-complex="11pt"/>
    </style:style>
    <style:style style:name="P31" style:family="paragraph" style:parent-style-name="Standard">
      <style:paragraph-properties fo:margin-left="0.75in" fo:margin-right="0in" fo:margin-top="0.0201in" fo:margin-bottom="0.0799in" loext:contextual-spacing="false" fo:line-height="115%" fo:text-indent="0in" style:auto-text-indent="false" style:punctuation-wrap="simple" style:vertical-align="auto"/>
      <style:text-properties style:font-name-complex="Arial2" style:font-size-complex="11pt"/>
    </style:style>
    <style:style style:name="P32" style:family="paragraph" style:parent-style-name="Standard">
      <style:paragraph-properties fo:margin-left="0.75in" fo:margin-right="0in" fo:margin-top="0.0201in" fo:margin-bottom="0.0799in" loext:contextual-spacing="false" fo:line-height="115%" fo:text-indent="0in" style:auto-text-indent="false" style:punctuation-wrap="simple" style:vertical-align="auto"/>
      <style:text-properties fo:font-style="italic" style:font-style-asian="italic" style:font-name-complex="Arial2" style:font-size-complex="11pt"/>
    </style:style>
    <style:style style:name="P33" style:family="paragraph" style:parent-style-name="Standard">
      <style:paragraph-properties fo:margin-left="0.75in" fo:margin-right="0in" fo:margin-top="0.0201in" fo:margin-bottom="0.0799in" loext:contextual-spacing="false" fo:line-height="115%" fo:text-indent="0in" style:auto-text-indent="false" style:punctuation-wrap="simple" style:vertical-align="auto"/>
    </style:style>
    <style:style style:name="P34" style:family="paragraph" style:parent-style-name="Standard">
      <style:paragraph-properties fo:margin-left="0.1252in" fo:margin-right="0in" fo:margin-top="0.0201in" fo:margin-bottom="0.0799in" loext:contextual-spacing="false" fo:line-height="115%" fo:text-indent="0in" style:auto-text-indent="false"/>
      <style:text-properties style:font-name-complex="Arial2" style:font-size-complex="11pt"/>
    </style:style>
    <style:style style:name="P35" style:family="paragraph" style:parent-style-name="Standard">
      <style:paragraph-properties fo:margin-left="0.5in" fo:margin-right="0in" fo:margin-top="0.0201in" fo:margin-bottom="0.0799in" loext:contextual-spacing="false" fo:line-height="115%" fo:text-indent="0in" style:auto-text-indent="false"/>
      <style:text-properties style:text-underline-style="solid" style:text-underline-width="auto" style:text-underline-color="font-color" style:font-name-complex="Arial2" style:font-size-complex="11pt"/>
    </style:style>
    <style:style style:name="P36" style:family="paragraph" style:parent-style-name="Standard">
      <style:paragraph-properties fo:margin-left="0.5in" fo:margin-right="0in" fo:margin-top="0.0201in" fo:margin-bottom="0.0799in" loext:contextual-spacing="false" fo:line-height="115%" fo:text-indent="0in" style:auto-text-indent="false">
        <style:tab-stops>
          <style:tab-stop style:position="0.75in"/>
        </style:tab-stops>
      </style:paragraph-properties>
      <style:text-properties style:font-name-complex="Arial2" style:font-size-complex="11pt"/>
    </style:style>
    <style:style style:name="P37" style:family="paragraph" style:parent-style-name="Standard">
      <style:paragraph-properties fo:margin-left="0.4374in" fo:margin-right="0in" fo:margin-top="0.0201in" fo:margin-bottom="0.0799in" loext:contextual-spacing="false" fo:line-height="115%" fo:keep-together="always" fo:text-indent="0in" style:auto-text-indent="false" fo:keep-with-next="always" style:punctuation-wrap="simple" style:vertical-align="auto"/>
      <style:text-properties style:text-underline-style="solid" style:text-underline-width="auto" style:text-underline-color="font-color" style:font-name-complex="Arial2" style:font-size-complex="11pt"/>
    </style:style>
    <style:style style:name="P38" style:family="paragraph" style:parent-style-name="Standard">
      <style:paragraph-properties fo:margin-top="0.0201in" fo:margin-bottom="0.0799in" loext:contextual-spacing="false" fo:line-height="115%"/>
      <style:text-properties style:font-name-complex="Arial2" style:font-size-complex="11pt"/>
    </style:style>
    <style:style style:name="P39" style:family="paragraph" style:parent-style-name="Standard">
      <style:paragraph-properties fo:margin-top="0.0201in" fo:margin-bottom="0.0799in" loext:contextual-spacing="false" fo:line-height="115%" style:punctuation-wrap="simple" style:vertical-align="auto">
        <style:tab-stops>
          <style:tab-stop style:position="0.3752in"/>
        </style:tab-stops>
      </style:paragraph-properties>
      <style:text-properties style:font-name-complex="Arial2" style:font-size-complex="11pt"/>
    </style:style>
    <style:style style:name="P40" style:family="paragraph" style:parent-style-name="Standard" style:list-style-name="WWNum9">
      <style:paragraph-properties fo:margin-top="0.0201in" fo:margin-bottom="0.0799in" loext:contextual-spacing="false" fo:line-height="115%" style:punctuation-wrap="simple" style:vertical-align="auto"/>
      <style:text-properties style:font-name-complex="Arial2" style:font-size-complex="11pt"/>
    </style:style>
    <style:style style:name="P41" style:family="paragraph" style:parent-style-name="Standard" style:list-style-name="WWNum8">
      <style:paragraph-properties fo:margin-top="0.0201in" fo:margin-bottom="0.0799in" loext:contextual-spacing="false" fo:line-height="115%" style:punctuation-wrap="simple" style:vertical-align="auto"/>
      <style:text-properties style:font-name-complex="Arial2" style:font-size-complex="11pt"/>
    </style:style>
    <style:style style:name="P42" style:family="paragraph" style:parent-style-name="Standard">
      <style:paragraph-properties fo:margin-top="0.0201in" fo:margin-bottom="0.0799in" loext:contextual-spacing="false" fo:line-height="115%" fo:text-align="center" style:justify-single-word="false"/>
      <style:text-properties style:font-name-complex="Arial2" style:font-size-complex="11pt"/>
    </style:style>
    <style:style style:name="P43" style:family="paragraph" style:parent-style-name="Standard">
      <style:paragraph-properties fo:margin-top="0.0201in" fo:margin-bottom="0.0799in" loext:contextual-spacing="false" fo:line-height="115%" style:punctuation-wrap="simple" style:vertical-align="auto"/>
      <style:text-properties style:font-name-complex="Arial2" style:font-size-complex="11pt"/>
    </style:style>
    <style:style style:name="P44" style:family="paragraph" style:parent-style-name="Standard" style:list-style-name="WWNum14">
      <style:paragraph-properties fo:margin-top="0.0201in" fo:margin-bottom="0.0799in" loext:contextual-spacing="false" fo:line-height="115%" style:punctuation-wrap="simple" style:vertical-align="auto"/>
      <style:text-properties style:font-name-complex="Arial2" style:font-size-complex="11pt"/>
    </style:style>
    <style:style style:name="P45" style:family="paragraph" style:parent-style-name="Standard" style:list-style-name="L3">
      <style:paragraph-properties fo:margin-top="0.0201in" fo:margin-bottom="0.0799in" loext:contextual-spacing="false" fo:line-height="115%" style:punctuation-wrap="simple" style:vertical-align="auto"/>
      <style:text-properties style:font-name-complex="Arial2" style:font-size-complex="11pt"/>
    </style:style>
    <style:style style:name="P46" style:family="paragraph" style:parent-style-name="Standard">
      <style:paragraph-properties fo:margin-top="0.0201in" fo:margin-bottom="0.0799in" loext:contextual-spacing="false" fo:line-height="115%" style:punctuation-wrap="simple" style:vertical-align="auto"/>
      <style:text-properties fo:color="#17365d" style:font-name="Arial" fo:font-size="26pt" fo:letter-spacing="0.0035in" style:letter-kerning="true" style:font-size-asian="26pt" style:font-size-complex="26pt"/>
    </style:style>
    <style:style style:name="P47" style:family="paragraph" style:parent-style-name="Standard">
      <style:paragraph-properties fo:margin-top="0.0201in" fo:margin-bottom="0.0799in" loext:contextual-spacing="false" fo:line-height="115%"/>
      <style:text-properties fo:font-size="16pt" fo:font-weight="bold" style:font-size-asian="16pt" style:font-weight-asian="bold" style:font-name-complex="Arial2" style:font-size-complex="16pt"/>
    </style:style>
    <style:style style:name="P48" style:family="paragraph" style:parent-style-name="Standard">
      <style:paragraph-properties fo:margin-top="0.0201in" fo:margin-bottom="0.0799in" loext:contextual-spacing="false" fo:line-height="115%" fo:text-align="center" style:justify-single-word="false"/>
      <style:text-properties fo:font-size="16pt" fo:font-weight="bold" style:font-size-asian="16pt" style:font-weight-asian="bold" style:font-name-complex="Arial2" style:font-size-complex="16pt"/>
    </style:style>
    <style:style style:name="P49" style:family="paragraph" style:parent-style-name="Standard">
      <style:paragraph-properties fo:margin-top="0.0201in" fo:margin-bottom="0.0799in" loext:contextual-spacing="false" fo:line-height="115%"/>
      <style:text-properties fo:font-weight="bold" style:font-weight-asian="bold" style:font-name-complex="Arial2" style:font-size-complex="11pt"/>
    </style:style>
    <style:style style:name="P50" style:family="paragraph" style:parent-style-name="Standard">
      <style:paragraph-properties fo:margin-top="0.0201in" fo:margin-bottom="0.0799in" loext:contextual-spacing="false" fo:line-height="115%"/>
      <style:text-properties fo:font-size="12pt" fo:font-weight="bold" style:font-size-asian="12pt" style:font-weight-asian="bold" style:font-name-complex="Arial2" style:font-size-complex="12pt"/>
    </style:style>
    <style:style style:name="P51" style:family="paragraph" style:parent-style-name="Standard">
      <style:paragraph-properties fo:margin-top="0.0201in" fo:margin-bottom="0.0799in" loext:contextual-spacing="false" fo:line-height="115%"/>
      <style:text-properties fo:font-size="14pt" fo:font-weight="bold" style:font-size-asian="14pt" style:font-weight-asian="bold" style:font-name-complex="Arial2" style:font-size-complex="14pt"/>
    </style:style>
    <style:style style:name="P52" style:family="paragraph" style:parent-style-name="Standard">
      <style:paragraph-properties fo:margin-top="0.0201in" fo:margin-bottom="0.0799in" loext:contextual-spacing="false" fo:line-height="115%">
        <style:tab-stops>
          <style:tab-stop style:position="0.75in"/>
        </style:tab-stops>
      </style:paragraph-properties>
    </style:style>
    <style:style style:name="P53" style:family="paragraph" style:parent-style-name="Standard">
      <style:paragraph-properties fo:margin-top="0.0201in" fo:margin-bottom="0.0799in" loext:contextual-spacing="false" fo:line-height="115%" style:punctuation-wrap="simple" style:vertical-align="auto"/>
    </style:style>
    <style:style style:name="P54" style:family="paragraph" style:parent-style-name="Standard" style:list-style-name="L3">
      <style:paragraph-properties fo:margin-top="0.0201in" fo:margin-bottom="0.0799in" loext:contextual-spacing="false" fo:line-height="115%" style:punctuation-wrap="simple" style:vertical-align="auto"/>
    </style:style>
    <style:style style:name="P55" style:family="paragraph" style:parent-style-name="Standard" style:list-style-name="L3">
      <style:paragraph-properties fo:margin-top="0.0201in" fo:margin-bottom="0.0799in" loext:contextual-spacing="false" fo:line-height="115%" fo:break-before="column" style:punctuation-wrap="simple" style:vertical-align="auto"/>
      <style:text-properties style:font-name-complex="Arial2" style:font-size-complex="11pt"/>
    </style:style>
    <style:style style:name="P56" style:family="paragraph" style:parent-style-name="Standard" style:list-style-name="WWNum14">
      <style:paragraph-properties fo:margin-top="0.0201in" fo:margin-bottom="0.0799in" loext:contextual-spacing="false" fo:line-height="115%" fo:keep-together="always" fo:keep-with-next="always" style:punctuation-wrap="simple" style:vertical-align="auto"/>
      <style:text-properties style:font-name-complex="Arial2" style:font-size-complex="11pt"/>
    </style:style>
    <style:style style:name="P57" style:family="paragraph" style:parent-style-name="Standard">
      <style:paragraph-properties fo:margin-left="0.4925in" fo:margin-right="0in" fo:margin-top="0.0201in" fo:margin-bottom="0.0799in" loext:contextual-spacing="false" fo:line-height="115%" fo:text-indent="0in" style:auto-text-indent="false"/>
      <style:text-properties style:font-name-complex="Arial2" style:font-size-complex="11pt"/>
    </style:style>
    <style:style style:name="P58" style:family="paragraph" style:parent-style-name="Standard">
      <style:paragraph-properties fo:margin-left="0.4925in" fo:margin-right="0in" fo:margin-top="0.0201in" fo:margin-bottom="0.0799in" loext:contextual-spacing="false" fo:line-height="115%" fo:text-indent="0in" style:auto-text-indent="false">
        <style:tab-stops>
          <style:tab-stop style:position="0.75in"/>
        </style:tab-stops>
      </style:paragraph-properties>
      <style:text-properties style:font-name-complex="Arial2" style:font-size-complex="11pt"/>
    </style:style>
    <style:style style:name="P59" style:family="paragraph" style:parent-style-name="Text_20_body_20_indent">
      <style:paragraph-properties fo:margin-left="0.25in" fo:margin-right="0in" fo:margin-top="0.0201in" fo:margin-bottom="0.0799in" loext:contextual-spacing="false" fo:line-height="115%" fo:text-indent="-0.25in" style:auto-text-indent="false"/>
      <style:text-properties fo:font-weight="bold" style:font-weight-asian="bold" style:font-size-complex="12pt"/>
    </style:style>
    <style:style style:name="P60" style:family="paragraph" style:parent-style-name="Text_20_body_20_indent" style:list-style-name="WWNum3">
      <style:paragraph-properties fo:margin-left="0.25in" fo:margin-right="0in" fo:margin-top="0.0201in" fo:margin-bottom="0.0799in" loext:contextual-spacing="false" fo:line-height="115%" fo:text-indent="-0.25in" style:auto-text-indent="false"/>
    </style:style>
    <style:style style:name="P61" style:family="paragraph" style:parent-style-name="Text_20_body_20_indent" style:list-style-name="WWNum1">
      <style:paragraph-properties fo:margin-left="0.5in" fo:margin-right="0in" fo:margin-top="0.0201in" fo:margin-bottom="0.0799in" loext:contextual-spacing="false" fo:line-height="115%" fo:text-indent="-0.25in" style:auto-text-indent="false"/>
      <style:text-properties fo:font-size="11pt" fo:font-weight="bold" style:font-size-asian="11pt" style:font-weight-asian="bold" style:font-size-complex="11pt"/>
    </style:style>
    <style:style style:name="P62" style:family="paragraph" style:parent-style-name="Text_20_body_20_indent" style:list-style-name="WWNum1">
      <style:paragraph-properties fo:margin-left="0.5in" fo:margin-right="0in" fo:margin-top="0.0201in" fo:margin-bottom="0.0799in" loext:contextual-spacing="false" fo:line-height="115%" fo:text-indent="-0.25in" style:auto-text-indent="false"/>
      <style:text-properties fo:font-size="11pt" style:font-size-asian="11pt" style:font-size-complex="11pt" style:font-weight-complex="bold"/>
    </style:style>
    <style:style style:name="P63" style:family="paragraph" style:parent-style-name="Text_20_body_20_indent" style:list-style-name="WWNum1">
      <style:paragraph-properties fo:margin-left="0.5in" fo:margin-right="0in" fo:margin-top="0.0201in" fo:margin-bottom="0.0799in" loext:contextual-spacing="false" fo:line-height="115%" fo:text-indent="-0.25in" style:auto-text-indent="false"/>
      <style:text-properties fo:font-size="11pt" style:font-size-asian="11pt" style:font-size-complex="11pt"/>
    </style:style>
    <style:style style:name="P64" style:family="paragraph" style:parent-style-name="Text_20_body_20_indent" style:list-style-name="WWNum2">
      <style:paragraph-properties fo:margin-left="0.75in" fo:margin-right="0in" fo:margin-top="0.0201in" fo:margin-bottom="0.0799in" loext:contextual-spacing="false" fo:line-height="115%" fo:text-indent="-0.25in" style:auto-text-indent="false"/>
      <style:text-properties fo:font-size="11pt" style:font-size-asian="11pt" style:font-size-complex="11pt"/>
    </style:style>
    <style:style style:name="P65"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1pt" style:font-size-asian="11pt" style:font-size-complex="11pt"/>
    </style:style>
    <style:style style:name="T1" style:family="text">
      <style:text-properties style:font-name-complex="Arial2" style:font-size-complex="11pt"/>
    </style:style>
    <style:style style:name="T2" style:family="text">
      <style:text-properties fo:font-style="italic" style:font-style-asian="italic" style:font-name-complex="Arial2" style:font-size-complex="11pt"/>
    </style:style>
    <style:style style:name="T3" style:family="text">
      <style:text-properties fo:font-size="11pt" fo:font-style="italic" style:font-size-asian="11pt" style:font-style-asian="italic" style:font-name-complex="Arial2" style:font-size-complex="11pt"/>
    </style:style>
    <style:style style:name="T4" style:family="text">
      <style:text-properties fo:font-size="11pt" style:font-size-asian="11pt" style:font-name-complex="Arial2" style:font-size-complex="11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style:text-underline-style="solid" style:text-underline-width="auto" style:text-underline-color="font-color" style:font-name-complex="Arial2" style:font-size-complex="11pt"/>
    </style:style>
    <style:style style:name="T9" style:family="text">
      <style:text-properties fo:font-weight="bold" style:font-weight-asian="bold" style:font-name-complex="Arial2" style:font-size-complex="11pt"/>
    </style:style>
    <style:style style:name="T10" style:family="text">
      <style:text-properties officeooo:rsid="001ec45c"/>
    </style:style>
    <style:style style:name="T11" style:family="text">
      <style:text-properties fo:font-size="12pt" officeooo:rsid="0021958a" style:font-size-asian="12pt" style:font-size-complex="12pt"/>
    </style:style>
    <style:style style:name="T12" style:family="text">
      <style:text-properties fo:font-size="25pt" style:font-size-asian="25pt" style:font-size-complex="25pt"/>
    </style:style>
    <style:style style:name="T13" style:family="text">
      <style:text-properties fo:font-size="25pt" officeooo:rsid="001ec45c" style:font-size-asian="25pt" style:font-size-complex="25pt"/>
    </style:style>
    <style:style style:name="T14" style:family="text">
      <style:text-properties style:font-name="cambria"/>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752in" fo:text-indent="-0.25in" fo:margin-left="0.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2">Session </text:span><text:span text:style-name="T13">12</text:span><text:span text:style-name="T12"> - Who is the Holy Spirit? </text:span><text:s/></text:p>
      <text:p text:style-name="P39">He is the third person in the Trinity, promised to us by the Father, who takes up residence in our life when we receive Christ (John 14:16)</text:p>
      <text:p text:style-name="P39">The essence of His passion is to empower us. We can’t live the Christian life without the Holy Spirit. He is the “holy activator” who puts into action what the Father says.</text:p>
      <text:h text:style-name="P10" text:outline-level="1">Names of the Holy Spirit</text:h>
      <text:p text:style-name="P38">The Holy Spirit is referred to by such names as the Spirit of God, the Spirit of Christ, the Spirit of Truth, the Spirit of grace, the Spirit of Life, the Spirit of Adoption, the Spirit of Holiness.</text:p>
      <text:p text:style-name="P30"/>
      <text:h text:style-name="P10" text:outline-level="1">The Ministry of the Holy Spirit <text:s/></text:h>
      <text:list xml:id="list3527748144" text:style-name="WWNum6">
        <text:list-item>
          <text:list>
            <text:list-item>
              <text:list>
                <text:list-header>
                  <text:h text:style-name="P11" text:outline-level="3">He is our Counselor</text:h>
                </text:list-header>
              </text:list>
            </text:list-item>
          </text:list>
        </text:list-item>
      </text:list>
      <text:list xml:id="list332597719" text:style-name="WWNum9">
        <text:list-item>
          <text:p text:style-name="P40">The Counselor (Holy Spirit) convicts of sin, righteousness, and judgment because the prince of this world (Satan) now stands condemned. (John 16: 9-11) <text:s/></text:p>
        </text:list-item>
        <text:list-item>
          <text:p text:style-name="P16">Jesus said that another Counselor - the Spirit of Truth - would be with us forever and we know Him – the Holy Spirit, Spirit of Truth: the Counselor. He lives with us and lives in us. <text:s/>(John 14:15-18) <text:s text:c="3"/></text:p>
        </text:list-item>
      </text:list>
      <text:list xml:id="list141317131180020" text:continue-list="list3527748144" text:style-name="WWNum6">
        <text:list-item>
          <text:list>
            <text:list-item>
              <text:list>
                <text:list-header>
                  <text:h text:style-name="P11" text:outline-level="3">He is our Teacher <text:s/></text:h>
                </text:list-header>
              </text:list>
            </text:list-item>
          </text:list>
        </text:list-item>
      </text:list>
      <text:list xml:id="list2741462601" text:style-name="WWNum8">
        <text:list-item>
          <text:p text:style-name="P41">The Holy Spirit has been given to teach us all things and to remind us of the Word of God. (John 14:26) </text:p>
        </text:list-item>
        <text:list-item>
          <text:p text:style-name="P41">He will guide us into all truth. (John 16:13)</text:p>
        </text:list-item>
        <text:list-item>
          <text:p text:style-name="P41">He will not speak on His own; He will speak only what He hears, and He will tell us what is yet to come. (John 16:13)</text:p>
        </text:list-item>
        <text:list-item>
          <text:p text:style-name="P41">He will bring glory to Jesus by taking from Jesus and making it known to us. <text:s text:c="6"/>(John 16:14) </text:p>
        </text:list-item>
      </text:list>
      <text:list xml:id="list141317249980655" text:continue-list="list141317131180020" text:style-name="WWNum6">
        <text:list-item>
          <text:list>
            <text:list-item>
              <text:list>
                <text:list-header>
                  <text:h text:style-name="P11" text:outline-level="3">He Anoints <text:s/></text:h>
                </text:list-header>
              </text:list>
            </text:list-item>
          </text:list>
        </text:list-item>
      </text:list>
      <text:list xml:id="list141318802042805" text:continue-list="list2741462601" text:style-name="WWNum8">
        <text:list-item>
          <text:p text:style-name="P41">We have an anointing from the Holy One, and we know the truth. <text:s/>(1 John 2:20)</text:p>
        </text:list-item>
        <text:list-item>
          <text:p text:style-name="P41">The anointing we received from Him abides in us and we do not need anyone to teach us (bring revelation). But as the same anointing teaches us about all things and is true and not a lie — just as it has taught us, we will abide in Him. <text:s text:c="18"/>(1 John 2:27)</text:p>
        </text:list-item>
      </text:list>
      <text:p text:style-name="P27"/>
      <text:list xml:id="list141318296592767" text:continue-list="list141317249980655" text:style-name="WWNum6">
        <text:list-item>
          <text:list>
            <text:list-item>
              <text:list>
                <text:list-header>
                  <text:h text:style-name="P12" text:outline-level="3">He Empowers </text:h>
                </text:list-header>
              </text:list>
            </text:list-item>
          </text:list>
        </text:list-item>
      </text:list>
      <text:list xml:id="list4074570473" text:style-name="WWNum7">
        <text:list-item>
          <text:p text:style-name="P21">He empowers us to navigate life’s challenges and demands</text:p>
        </text:list-item>
        <text:list-item>
          <text:p text:style-name="P21">He empowers us to be Jesus’ witness (The Great Commission)</text:p>
        </text:list-item>
      </text:list>
      <text:p text:style-name="P15"><text:span text:style-name="T2">“But you will receive power when the Holy Spirit comes on you, and you will be My witnesses in Jerusalem and in all Judea and Samaria and to the ends of the earth.” </text:span><text:span text:style-name="T1">(Acts 1:8)</text:span></text:p>
      <text:list xml:id="list141317098833934" text:continue-numbering="true" text:style-name="WWNum7">
        <text:list-item>
          <text:p text:style-name="P22">He empowers us for ministry </text:p>
        </text:list-item>
      </text:list>
      <text:p text:style-name="P9"><text:span text:style-name="T3">“Now, Lord, consider their threats and enable your servants to speak your word with great boldness. Stretch out your hand to heal and perform miraculous signs and wonders through the name of your Holy Servant, Jesus. After they prayed, the place where they were meeting was shaken. And they were all filled with the Holy Spirit and spoke the word of God boldly.” </text:span><text:span text:style-name="T4"><text:s/>(Acts 4:29-31)</text:span></text:p>
      <text:list xml:id="list141318372640590" text:continue-list="list141318296592767" text:style-name="WWNum6">
        <text:list-item>
          <text:list>
            <text:list-item>
              <text:list>
                <text:list-header>
                  <text:h text:style-name="P11" text:outline-level="3">He helps us pray</text:h>
                </text:list-header>
              </text:list>
            </text:list-item>
          </text:list>
        </text:list-item>
      </text:list>
      <text:p text:style-name="P33"><text:span text:style-name="T2"><text:s/>“In the same way the Spirit helps us in our weakness. We do not know what we ought to pray for, but the Spirit Himself intercedes for us with groans that words cannot express, and He who searches our hearts knows the mind of the Spirit, because the Spirit intercedes for the saints in accordance with God’s will.” </text:span><text:span text:style-name="T1">(Romans 8:26-27)</text:span></text:p>
      <text:list xml:id="list141317754222007" text:continue-numbering="true" text:style-name="WWNum6">
        <text:list-item>
          <text:list>
            <text:list-item>
              <text:list>
                <text:list-header>
                  <text:h text:style-name="P11" text:outline-level="3">He produces the fruit of the Spirit in us</text:h>
                </text:list-header>
              </text:list>
            </text:list-item>
          </text:list>
        </text:list-item>
      </text:list>
      <text:p text:style-name="P31">The fruit of the spirit is love, joy, peace, patience, kindness, goodness, faithfulness, gentleness and self-control – in our lives as we are led by Him.</text:p>
      <text:p text:style-name="P32">“But the fruit of the Spirit is love, joy, peace, longsuffering, kindness, goodness, faithfulness, gentleness, self-control. Against such there is no law.” (Gal 5:22-23)</text:p>
      <text:p text:style-name="P42"/>
      <text:p text:style-name="P2">Why We Need the Holy Spirit</text:p>
      <text:p text:style-name="P34"/>
      <text:section text:style-name="Sect1" text:name="TextSection">
        <text:list xml:id="list3746648539" text:style-name="L3">
          <text:list-item>
            <text:p text:style-name="P54"><text:span text:style-name="T1">He comforts us</text:span></text:p>
          </text:list-item>
          <text:list-item>
            <text:p text:style-name="P45">He convicts us of wrongdoing</text:p>
          </text:list-item>
          <text:list-item>
            <text:p text:style-name="P45">He enables us to obey God</text:p>
          </text:list-item>
          <text:list-item>
            <text:p text:style-name="P45">He guides us</text:p>
          </text:list-item>
          <text:list-item>
            <text:p text:style-name="P45">He teaches us</text:p>
          </text:list-item>
          <text:list-item>
            <text:p text:style-name="P45">He gives us power</text:p>
          </text:list-item>
          <text:list-item>
            <text:p text:style-name="P45">He gives us spiritual gifts</text:p>
          </text:list-item>
          <text:list-item>
            <text:p text:style-name="P45">He sanctifies us</text:p>
          </text:list-item>
          <text:list-item>
            <text:p text:style-name="P45">He helps us to pray</text:p>
          </text:list-item>
          <text:list-item>
            <text:p text:style-name="P45">He makes us strong</text:p>
          </text:list-item>
          <text:list-item>
            <text:p text:style-name="P55">He brings us to Jesus</text:p>
          </text:list-item>
          <text:list-item>
            <text:p text:style-name="P45">He works miracles</text:p>
          </text:list-item>
          <text:list-item>
            <text:p text:style-name="P45">He gives us words to say</text:p>
          </text:list-item>
          <text:list-item>
            <text:p text:style-name="P45">He helps us when we are weak</text:p>
          </text:list-item>
          <text:list-item>
            <text:p text:style-name="P45">He gives us knowledge and understanding</text:p>
          </text:list-item>
          <text:list-item>
            <text:p text:style-name="P45">He gives us revelation and wisdom</text:p>
          </text:list-item>
          <text:list-item>
            <text:p text:style-name="P45">He reveals the things of God</text:p>
          </text:list-item>
          <text:list-item>
            <text:p text:style-name="P45">He assures us that we are God’s children</text:p>
          </text:list-item>
        </text:list>
      </text:section>
      <text:p text:style-name="P8">Gifts of the Holy Spirit</text:p>
      <text:p text:style-name="P52"><text:span text:style-name="T1">These gifts are given so that all believers can grow </text:span><text:span text:style-name="T8">In Christ</text:span><text:span text:style-name="T1"> and reproduce His glory on this earth.</text:span></text:p>
      <text:p text:style-name="P43">There are three major areas of gifts of the Holy Spirit: <text:s/>(I Cor. 12:4-6)</text:p>
      <text:list xml:id="list3911022018" text:style-name="WWNum10">
        <text:list-item>
          <text:p text:style-name="P18"><text:span text:style-name="T9">Gifts</text:span><text:span text:style-name="T1"> – Romans 12:6-8 lists various gifts of service within the body of Christ. These include, among others, exhorting, giving, serving, and leading.</text:span></text:p>
        </text:list-item>
        <text:list-item>
          <text:p text:style-name="P18"><text:span text:style-name="T9">Ministries</text:span><text:span text:style-name="T1"> – Ephesians 4:11 describes what is often referred to as the “five-fold ministry” offices: apostle, prophet, evangelist, pastor and teacher. Paul shows us that these gifting of ministry are given to the body of Christ to equip the saints to do the work of Jesus’ ministry in the world.</text:span></text:p>
        </text:list-item>
        <text:list-item>
          <text:p text:style-name="P18"><text:span text:style-name="T9">Power</text:span><text:span text:style-name="T1"> – 1 Corinthians 12:8-10 describes nine gifts of the Spirit that are often associated with having received the Baptism in the Holy Spirit.</text:span></text:p>
        </text:list-item>
      </text:list>
      <text:p text:style-name="P46"/>
      <text:p text:style-name="P5"><text:span text:style-name="T14">Baptism in the Holy Spirit</text:span> </text:p>
      <text:p text:style-name="P38">The baptism in the Holy Spirit is the fulfillment of Jesus’ words concerning the “promise of the Father” (Luke 24:49). It is a baptism of power! <text:s/>Jesus is the Baptizer with the Holy Spirit, who will manifest the kingdom of God in power and through practical demonstration in our lives. The Holy Spirit gives us the power to witness, to resist sin and the devil and to be all that God intended us to be in His kingdom.</text:p>
      <text:list xml:id="list607917407" text:style-name="WWNum14">
        <text:list-item>
          <text:p text:style-name="P44">Definition of Baptism in the Holy Spirit: to be immersed, enveloped, overflowing, poured into/onto, filled with the Holy Spirit. To be immersed into relationship with the Holy Spirit.</text:p>
        </text:list-item>
        <text:list-item>
          <text:p text:style-name="P44">The Baptism in the Holy Spirit is promised in scripture:</text:p>
        </text:list-item>
      </text:list>
      <text:p text:style-name="P35">Old Testament Promises</text:p>
      <text:list xml:id="list3725478401" text:style-name="WWNum13">
        <text:list-item>
          <text:p text:style-name="P24"><text:span text:style-name="T2">“I will pour out My Spirit on your offspring, and My blessing on your descendants.” <text:s/></text:span><text:span text:style-name="T1"><text:s/>(Isaiah 44:3)</text:span></text:p>
        </text:list-item>
        <text:list-item>
          <text:p text:style-name="P13"><text:span text:style-name="T2">“I will pour out My Spirit on all people. Your sons and daughters will prophesy, your old men will dream dreams, your young men will see visions. Even on My servants, both men and women, I will pour out My Spirit in those days.”</text:span><text:span text:style-name="T1"> <text:s text:c="8"/>(Joel 2:28-29)</text:span></text:p>
        </text:list-item>
      </text:list>
      <text:p text:style-name="P37">New Testament Promises</text:p>
      <text:list xml:id="list141318057176000" text:continue-numbering="true" text:style-name="WWNum13">
        <text:list-item>
          <text:p text:style-name="P14"><text:span text:style-name="T1">Jesus’ promise – </text:span><text:span text:style-name="T2">“Do not leave Jerusalem, but wait for the gift My Father promised, which you have heard Me speak about. For John baptized with water, but in a few days you will be baptized with the Holy Spirit.</text:span><text:span text:style-name="T1">” <text:s/>(John 14:15-</text:span><text:span text:style-name="T2">17; <text:s text:c="2"/>John 16:7; Luke 24:49; Luke 11:13; Acts 1:4-5, 8)</text:span></text:p>
        </text:list-item>
        <text:list-item>
          <text:p text:style-name="P14"><text:span text:style-name="T1">John the Baptist – </text:span><text:span text:style-name="T2">“He will baptize you with the Holy Spirit and with fire.”</text:span><text:span text:style-name="T1"> <text:s text:c="5"/>(Matt. 3:11) </text:span></text:p>
        </text:list-item>
      </text:list>
      <text:list xml:id="list141318117700914" text:continue-list="list607917407" text:style-name="WWNum14">
        <text:list-item>
          <text:p text:style-name="P44">Gifts of the Holy Spirit, most frequently associated with those described in I Cor. 12:</text:p>
        </text:list-item>
      </text:list>
      <text:list xml:id="list4120848933" text:style-name="WWNum12">
        <text:list-item>
          <text:p text:style-name="P23">Word of wisdom (I Cor. 12:8)</text:p>
        </text:list-item>
        <text:list-item>
          <text:p text:style-name="P23">Word of knowledge (I Cor. 12:8)</text:p>
        </text:list-item>
        <text:list-item>
          <text:p text:style-name="P23">Faith (I Cor. 12:9)</text:p>
        </text:list-item>
        <text:list-item>
          <text:p text:style-name="P23">Gifts of healings (I Cor. 12:9)</text:p>
        </text:list-item>
        <text:list-item>
          <text:p text:style-name="P23">Working of miracles (I Cor. 12:10)</text:p>
        </text:list-item>
        <text:list-item>
          <text:p text:style-name="P23">Prophecy (I Cor. 12:10)</text:p>
        </text:list-item>
        <text:list-item>
          <text:p text:style-name="P23">Discerning of spirits (I Cor. 12:10)</text:p>
        </text:list-item>
        <text:list-item>
          <text:p text:style-name="P23">Tongues (I Cor. 12:10)</text:p>
        </text:list-item>
        <text:list-item>
          <text:p text:style-name="P23">Interpretation of tongues (1 Cor. 12:10)</text:p>
        </text:list-item>
      </text:list>
      <text:p text:style-name="P31"><text:soft-page-break/></text:p>
      <text:list xml:id="list141318591712042" text:continue-list="list141318117700914" text:style-name="WWNum14">
        <text:list-item>
          <text:p text:style-name="P56">The primary uses of the gift of tongues</text:p>
        </text:list-item>
      </text:list>
      <text:list xml:id="list2691132254" text:style-name="WWNum11">
        <text:list-item>
          <text:p text:style-name="P25"><text:span text:style-name="T1">Speaking in tongues is the initial evidence or outward sign of the Baptism in the Holy Spirit <text:s/></text:span><text:span text:style-name="T2">“All of them were filled with the Holy Spirit and began to speak in other tongues as the Spirit enabled them”</text:span><text:span text:style-name="T1"> (Acts 2:4; Acts 10:44-46; Acts 19:1-7) </text:span></text:p>
        </text:list-item>
        <text:list-item>
          <text:p text:style-name="P26"><text:span text:style-name="T1">The gift of tongues is for daily communication with God, which builds us up spiritually and strengthens our walk with God. This Spirit-enabled prayer language is a powerful gift from God and should be used on a regular basis. It is the purist prayer that we can pray because the Spirit is praying through us directly to the Father. </text:span><text:span text:style-name="T2">“Anyone who speaks in a tongue does not speak to men but to God. Indeed, no one understands him; he utters mysteries with His Spirit.”</text:span><text:span text:style-name="T1"> <text:s/>(I Cor. 14:2) </text:span></text:p>
        </text:list-item>
        <text:list-item>
          <text:p text:style-name="P25"><text:span text:style-name="T1">The gift of tongues helps us pray and intercede for others. </text:span><text:span text:style-name="T2">“In the same way, the Spirit helps us in our weakness. We do not know what we ought to pray for, but the Spirit Himself intercedes for us with groans that words cannot express.” <text:s/></text:span><text:span text:style-name="T1">(Rom. 8:26)</text:span></text:p>
        </text:list-item>
      </text:list>
      <text:list xml:id="list141316971045561" text:continue-list="list141318591712042" text:style-name="WWNum14">
        <text:list-item>
          <text:p text:style-name="P17">Interpretation of tongues is given for public exhortation. </text:p>
        </text:list-item>
      </text:list>
      <text:p text:style-name="P31">Interpretation of tongues is equivalent to prophecy, which is directed to the entire body. In I Cor. 14, the church in Corinth was having problems with people not controlling but abusing this gift. Paul very strongly encouraged the saints to do everything “decently and in order” so that the entire church would be built up. (I Cor. 12:10; 14:5)</text:p>
      <text:p text:style-name="P29"/>
      <text:p text:style-name="P6">How the Holy Spirit Helps Us </text:p>
      <text:p text:style-name="P6"><text:tab/>In Our Daily Walk</text:p>
      <text:p text:style-name="P19"><text:span text:style-name="T9">We have our minds set on what the Spirit desires</text:span><text:span text:style-name="T1">. <text:s/>(Rom. 8:5)</text:span></text:p>
      <text:p text:style-name="P20">We need to communicate with the Lord daily, seeking His purpose, will and direction. The Lord communicates with us through the Holy Spirit to show us His way.</text:p>
      <text:p text:style-name="P58"/>
      <text:p text:style-name="P53"><text:span text:style-name="T9">The mind that is set on the Spirit experiences life and peace</text:span><text:span text:style-name="T1">. <text:s/>(Rom. 8:6)</text:span></text:p>
      <text:p text:style-name="P57">In John 10:10, Jesus said He came to give us abundant life. Abundant life includes meaning, purpose, love, peace, healthy relationships and care for others – the things that bring true peace.</text:p>
      <text:p text:style-name="P58"/>
      <text:p text:style-name="P53"><text:span text:style-name="T9">The mind that is set on the Spirit experiences freedom</text:span><text:span text:style-name="T1">.(Rom. 8:9-17)</text:span></text:p>
      <text:p text:style-name="P57">Since we now have the Spirit living in us, we set our minds on God’s purposes for us. We do not fill our minds with the junk of this world, the things that pull us down. We are filled daily with His mind and thoughts.</text:p>
      <text:p text:style-name="P57"/>
      <text:p text:style-name="P47">Who am I going to obey today?</text:p>
      <text:p text:style-name="P48"><text:s/>– My soul or the Spirit of God</text:p>
      <text:p text:style-name="P36"/>
      <text:p text:style-name="P49"/>
      <text:p text:style-name="P3">Know You Are Being Led By the Spirit</text:p>
      <text:p text:style-name="P38">The Fruit of the Spirit - love, joy, peace, patience, kindness, goodness, faithfulness, gentleness, and self-control - is being produced in our lives. If we live by the Spirit, we will not satisfy the flesh. Instead, the Fruit of the Spirit will grow naturally in our lives. This is not achieved by self-effort; it is produced by the work of the Holy Spirit. (Galatians 5:16, 22-23)</text:p>
      <text:p text:style-name="P38"/>
      <text:p text:style-name="P38">Galatians 5:16-23 (The Message) makes it very clear:</text:p>
      <text:p text:style-name="P28"><text:s/>“My counsel is this: Live freely, animated and motivated by God's Spirit. Then you won't feed the compulsions of selfishness. For there is a root of sinful self-interest in us that is at odds with a free spirit, just as the free spirit is incompatible with selfishness. These two ways of life are antithetical, so that you cannot live at times one way and at times another way according to how you feel on any given day. Why don't you choose to be led by the Spirit and so escape the erratic compulsions of a law-dominated existence?</text:p>
      <text:p text:style-name="P28"/>
      <text:p text:style-name="P28">It is obvious what kind of life develops out of trying to get your own way all the time: repetitive, loveless, cheap sex; a stinking accumulation of mental and emotional garbage; frenzied and joyless grabs for happiness; trinket gods; magic-show religion; paranoid loneliness; cutthroat competition; all-consuming-yet-never-satisfied wants; a brutal temper; an impotence to love or be loved; divided homes and divided lives; small-minded and lopsided pursuits; the vicious habit of depersonalizing everyone into a rival; uncontrolled and uncontrollable addictions; ugly parodies of community. I could go on. </text:p>
      <text:p text:style-name="P28"/>
      <text:p text:style-name="P28">But what happens when we live God's way? He brings gifts into our lives, much the same way that fruit appears in an orchard—things like affection for others, exuberance about life, serenity. We develop willingness to stick with things, a sense of compassion in the heart, and a conviction that a basic holiness permeates things and people. We find ourselves involved in loyal commitments, not needing to force our way in life, able to marshal and direct our energies wisely.” </text:p>
      <text:p text:style-name="P38"/>
      <text:p text:style-name="P50">Conclusion</text:p>
      <text:p text:style-name="P38">Jesus gave us the Holy Spirit to lead, guide, counsel, comfort, and produce fruit in our lives. Stay in the Word, pray, fellowship with believers, and listen to what the Holy Spirit is saying.</text:p>
      <text:p text:style-name="P46"/>
      <text:p text:style-name="P5"><text:span text:style-name="T14">How to Walk in the Spirit</text:span> <text:span text:style-name="T11">(Surrendered)</text:span></text:p>
      <text:p text:style-name="P59">A situation is exposed:</text:p>
      <text:list xml:id="list1155951021" text:style-name="WWNum3">
        <text:list-item>
          <text:p text:style-name="P60"><text:span text:style-name="T7">Humble yourself</text:span><text:span text:style-name="T5"> - recognize that apart from Christ, you can do nothing (John 15:5) and with God all things are possible (Matt. 19:26).</text:span></text:p>
        </text:list-item>
        <text:list-item>
          <text:p text:style-name="P60"><text:span text:style-name="T6">Ask yourself:</text:span><text:span text:style-name="T5"> - What do I believe about the situation? Listen to what you are saying.</text:span></text:p>
        </text:list-item>
        <text:list-item>
          <text:p text:style-name="P60"><text:span text:style-name="T6">Ask God</text:span><text:span text:style-name="T5"> to show you in His Word what He is saying and what He wants you to know about His Word (truth). </text:span></text:p>
        </text:list-item>
      </text:list>
      <text:list xml:id="list3828755271" text:style-name="WWNum1">
        <text:list-item>
          <text:p text:style-name="P61">Search</text:p>
        </text:list-item>
      </text:list>
      <text:list xml:id="list2599961145" text:style-name="WWNum2">
        <text:list-item>
          <text:p text:style-name="P64">The Bible</text:p>
        </text:list-item>
        <text:list-item>
          <text:p text:style-name="P64">Concordance</text:p>
        </text:list-item>
        <text:list-item>
          <text:p text:style-name="P64">Godly Counsel: 24/7 Prayer; Empowering Prayer; Healing Rooms; Pastoral Care <text:s/>(See Appendix)</text:p>
        </text:list-item>
      </text:list>
      <text:list xml:id="list141318097689672" text:continue-list="list3828755271" text:style-name="WWNum1">
        <text:list-item>
          <text:p text:style-name="P61">Seek</text:p>
        </text:list-item>
      </text:list>
      <text:list xml:id="list141318406496363" text:continue-list="list2599961145" text:style-name="WWNum2">
        <text:list-item>
          <text:p text:style-name="P64">God’s presence - proclaim God’s goodness back to Him and His presence will come. <text:s/>(Psalm 103) </text:p>
        </text:list-item>
      </text:list>
      <text:list xml:id="list141318256206598" text:continue-list="list1155951021" text:style-name="WWNum3">
        <text:list-item>
          <text:p text:style-name="P60"><text:span text:style-name="T6">Ask the Holy Spirit</text:span><text:span text:style-name="T5"> to guide you and give you insight (listen).</text:span></text:p>
        </text:list-item>
      </text:list>
      <text:list xml:id="list141317426875733" text:continue-list="list141318097689672" text:style-name="WWNum1">
        <text:list-item>
          <text:p text:style-name="P63">Choose to follow God’s Word (obey).</text:p>
        </text:list-item>
        <text:list-item>
          <text:p text:style-name="P63">Confess any and all revealed sin. (1 John 1:9)</text:p>
        </text:list-item>
        <text:list-item>
          <text:p text:style-name="P63">Repent for unbelief (ask God for forgiveness, making sure you have dealt with your unforgiveness).</text:p>
        </text:list-item>
        <text:list-item>
          <text:p text:style-name="P63">Renounce the power of the lie you believed (come out of agreement with anything contrary to God’s Word).</text:p>
        </text:list-item>
        <text:list-item>
          <text:p text:style-name="P63">Ask the Holy Spirit to teach you how to activate His power within you.</text:p>
        </text:list-item>
      </text:list>
      <text:list xml:id="list141316990972403" text:continue-list="list141318256206598" text:style-name="WWNum3">
        <text:list-item>
          <text:p text:style-name="P60"><text:span text:style-name="T6">Ask God for the grace</text:span><text:span text:style-name="T5"> (spiritual power) to believe His Word and do what He says. The Holy Spirit will respond with His power.</text:span></text:p>
        </text:list-item>
      </text:list>
      <text:list xml:id="list141318164084633" text:continue-list="list141317426875733" text:style-name="WWNum1">
        <text:list-item>
          <text:p text:style-name="P62">Come into agreement with God’s Word.</text:p>
        </text:list-item>
        <text:list-item>
          <text:p text:style-name="P63">Act on God’s Word. </text:p>
        </text:list-item>
        <text:list-item>
          <text:p text:style-name="P63">Thank God for wisdom (knowledge and application of God’s Will/Word). Praise Him for He is worthy of all praise. </text:p>
        </text:list-item>
        <text:list-item>
          <text:p text:style-name="P63">Wait upon the Lord and expect Him to respond according to His Word. Continue to thank Him for His divine intervention. </text:p>
        </text:list-item>
      </text:list>
      <text:p text:style-name="P65"/>
      <text:p text:style-name="P46"/>
      <text:h text:style-name="P4" text:outline-level="1">Challenge Question</text:h>
      <text:p text:style-name="P51">What are the lies that are keeping you from walking in the Spir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in" fo:margin-bottom="0.0555in" loext:contextual-spacing="false" fo:keep-with-next="always"/>
      <style:text-properties fo:font-size="12pt" fo:font-weight="bold"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3" style:class="text">
      <style:paragraph-properties fo:margin-left="0.25in" fo:margin-right="0in" fo:margin-top="0in" fo:margin-bottom="0.0835in" loext:contextual-spacing="false" fo:text-indent="0in" style:auto-text-indent="false" style:punctuation-wrap="simple" style:vertical-align="auto">
        <style:tab-stops/>
      </style:paragraph-properties>
      <style:text-properties fo:font-weight="bold" style:font-weight-asian="bold" style:font-name-complex="Arial2" style:font-family-complex="Arial" style:font-family-generic-complex="system" style:font-pitch-complex="variable" style:font-size-complex="11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size-asian="12pt"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line-height-at-least="0.1874in" style:punctuation-wrap="simple" style:vertical-align="auto"/>
      <style:text-properties fo:font-size="12pt" style:font-size-asian="12pt" style:font-size-complex="12pt"/>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size-asian="36pt" style:font-weight-asian="normal" style:font-size-complex="26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Indent_20_Char" style:display-name="Body Text Indent Ch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0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0pt"/>
    </style:style>
    <style:style style:name="Heading_20_2_20_Char" style:display-name="Heading 2 Char" style:family="text" style:parent-style-name="Default_20_Paragraph_20_Font">
      <style:text-properties style:font-name="Arial" fo:font-family="Arial" style:font-family-generic="roman" style:font-pitch="variable" fo:font-weight="bold" style:font-name-asian="Times New Roman" style:font-family-asian="'Times New Roman'" style:font-family-generic-asian="system" style:font-pitch-asian="variable" style:font-weight-asian="bold" style:font-name-complex="Arial2" style:font-family-complex="Arial" style:font-family-generic-complex="system" style:font-pitch-complex="variable"/>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Title_20_Char" style:display-name="Title Char" style:family="text" style:parent-style-name="Default_20_Paragraph_20_Font">
      <style:text-properties fo:color="#17365d"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size="11pt"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7917in" fo:text-indent="-0.2917in" fo:margin-left="0.7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3"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3.6252in" fo:text-indent="-0.5in" fo:margin-left="3.6252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6"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style>
    <style:page-layout style:name="Mpm1" style:page-usage="mirrored">
      <style:page-layout-properties fo:page-width="8.5in" fo:page-height="11in" style:num-format="1" style:print-orientation="portrait" fo:margin-top="0.5in" fo:margin-bottom="0.2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usage="mirrored">
      <style:page-layout-properties fo:page-width="8.5in" fo:page-height="11in" style:num-format="1" style:print-orientation="portrait" fo:margin-top="0.5in" fo:margin-bottom="0.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402in" fo:margin-left="0in" fo:margin-right="0in" fo:margin-top="0in" fo:background-color="transparent" style:dynamic-spacing="true" draw:fill="none"/>
      </style:footer-style>
    </style:page-layout>
  </office:automatic-styles>
  <office:master-styles>
    <style:master-page style:name="Standard" style:page-layout-name="Mpm1">
      <style:footer>
        <text:p text:style-name="MP1"><text:page-number text:select-page="current">3</text:page-number></text:p>
        <text:p text:style-name="Footer"/>
      </style:footer>
    </style:master-page>
    <style:master-page style:name="Endnote" style:page-layout-name="Mpm2"/>
    <style:master-page style:name="Converted1" style:page-layout-name="Mpm3">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Enyedy</meta:initial-creator>
    <meta:editing-cycles>11</meta:editing-cycles>
    <meta:creation-date>2014-04-21T23:19:00</meta:creation-date>
    <dc:date>2017-09-15T14:13:16.615190383</dc:date>
    <meta:editing-duration>PT34M30S</meta:editing-duration>
    <meta:generator>LibreOffice/5.3.1.2$Linux_X86_64 LibreOffice_project/30m0$Build-2</meta:generator>
    <meta:document-statistic meta:table-count="0" meta:image-count="0" meta:object-count="0" meta:page-count="10" meta:paragraph-count="123" meta:word-count="2272" meta:character-count="12352" meta:non-whitespace-character-count="10184"/>
    <meta:user-defined meta:name="AppVersion">12.0000</meta:user-defined>
    <meta:user-defined meta:name="Company">Trak-It Solutio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